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azli" svg:font-family="Nazl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Nazli" style:font-name-complex="Nazli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Nazli" fo:font-weight="bold" style:font-weight-asian="bold" style:font-name-complex="Nazli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Nazli" style:font-name-complex="Nazl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گزارش پیکربندی</text:p>
      <text:p text:style-name="P1"/>
      <text:p text:style-name="P1">نرم‌افزار شبیه ساز معاملات بورس با هدف شبیه‌سازی عملیات هسته اصلی نرم‌افزار معاملات بورس و با رویکرد رسیدن به بالاترین حد سرعت ممکن برای پردازش سفارش‌ها و انجام معاملات در بازه‌ی زمانی مشخص طراحی و پیاده‌سازی شده. با توجه به آزمایش‌های صورت گرفته، این نرم‌افزار برای کارکردن به مدت ۱ ساعت و پردازش حداکثر صدهزار سفارش در ثانیه در این مدت زمان نیاز به سروری با حداقل ۱۶ گیگابایت رم و دو پردازنده‌ی چهار هسته‌ای دارد، و از آنجایی که ثبت تمام اتفاقاتی (ایجاد سفارش‌ها و انجام معاملات) که در سیستم می‌افتد یک نیاز اساسی محسوب می‌شود، سرعت و کش بیشتر دیسک‌های سخت یک مزیت مهم تلقی می‌شود. باقی مشخصات و امکانات سخت‌افزاری تاثیر چندانی در عملکرد سیستم نخواهد داشت. از لحاظ سخت‌افزار تنظیم خاصی علاوه بر تنظیمات معمول (مثل raid و …) نیاز نیست.</text:p>
      <text:p text:style-name="P1">این نرم‌افزار بر روی همه‌ی نسخه‌های سیستم‌عامل لینوکس قابل نصب و راه‌اندازی می‌باشد. برای اجرای این نرم‌افزار به Oracle JDK نسخه‌ی ۷ نیاز است و برای عملیات کامپایل و نصب نیز از ابزار maven می‌توان بهره گرفت و هیچ نرم‌افزار میان‌افزار جانبی دیگری نیاز نیست. </text:p>
      <text:p text:style-name="P1">نرم‌افزار نصب شده در شرکت فناوری سازمان بورس روی سیستم عامل لینوکس نسخه‌ی Ubuntu 12.04 نصب شده و JDK نیز در مسیر</text:p>
      <text:p text:style-name="P3"><text:s/>/opt/jdk1.7.0_03</text:p>
      <text:p text:style-name="P1">نصب شده است. نرم‌افزار شبیه ساز معاملات بورس برای رابط کاربری تحت وب خود از وب سرور tomcat نسخه‌ی ۷ به شکل embedded استفاده می‌کند و نیازی به نصب و پیکر‌بندی وب سرور جداگانه ندارد. </text:p>
      <text:p text:style-name="P1">کتابخانه‌هایی که در این نرم‌افزار بکار رفته‌اند به شرح زیر می‌باشند:</text:p>
      <text:p text:style-name="P3">log4j - 1.2.9</text:p>
      <text:p text:style-name="P3">commons-lang - 2.6</text:p>
      <text:p text:style-name="P3">commons-cli - 1.2</text:p>
      <text:p text:style-name="P3">commons-io - 2.1</text:p>
      <text:p text:style-name="P3">httpcomponents - 4.1.3</text:p>
      <text:p text:style-name="P3">springframework - 3.1.1.RELEASE</text:p>
      <text:p text:style-name="P3">commons-discovery - 0.5</text:p>
      <text:p text:style-name="P3">tomcat-catalina - 7.0.16</text:p>
      <text:p text:style-name="P3">tomcat-embed-core - 7.0.16</text:p>
      <text:p text:style-name="P3">tomcat-jasper - 7.0.16</text:p>
      <text:p text:style-name="P3">ecj - 3.7.2</text:p>
      <text:p text:style-name="P3">jstl - 1.2</text:p>
      <text:p text:style-name="P3">google.guava - 12.0</text:p>
      <text:p text:style-name="P3">commons-collections - 3.2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Nazli" svg:font-family="Nazl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z </meta:initial-creator>
    <meta:creation-date>2012-07-10T13:51:37</meta:creation-date>
    <dc:date>2012-07-10T14:34:39</dc:date>
    <dc:creator>Araz </dc:creator>
    <meta:editing-duration>PT28M54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1" meta:word-count="293" meta:character-count="1639" meta:non-whitespace-character-count="1351"/>
  </office:meta>
</office:document-meta>
</file>